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01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e4f0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e4f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2d02b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2d02b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2bd0d2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2bd0d2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2bd0d2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solid" svg:stroke-color="#000000" draw:fill="solid" draw:fill-color="#ffffcc" fo:min-height="1.5555in"/>
      <style:paragraph-properties fo:margin-left="0.0799in" fo:margin-right="0.0799in" fo:text-indent="0in"/>
    </style:style>
    <style:style style:name="P1" style:family="paragraph">
      <style:paragraph-properties fo:margin-left="0.0799in" fo:margin-right="0.0799in" fo:text-indent="0in" style:writing-mode="page"/>
    </style:style>
    <style:style style:name="P2" style:family="paragraph">
      <loext:graphic-properties draw:fill="solid" draw:fill-color="#ffffcc"/>
      <style:paragraph-properties fo:margin-left="0.0799in" fo:margin-right="0.0799in" fo:text-indent="0in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5.2839in" svg:height="1.6587in" svg:x="0.8783in" svg:y="4.2697in">
            <draw:text-box>
              <text:p text:style-name="P1">On the schematic diagram for the accessory board, the pin numbers for the 40-pin header are numbered anticlockwise as shown under the <text:span text:style-name="T1">SCH</text:span> columns. <text:s/>When looking at the online documentation for the Raspberry Pi 3 Model B, the pin numbers for the 40-pin header are numbered as shown under the <text:span text:style-name="T1">PHYSICAL</text:span> columns. <text:s/>The <text:span text:style-name="T1">wiringPi</text:span> library’s virtual pin numbers are shown under the <text:span text:style-name="T1">wPi</text:span> columns.  The <text:span text:style-name="T1">pigpio</text:span> library uses the Broadcom pin numbers shown in the <text:span text:style-name="T1">BCM</text:span> columns. The pin numbers shown under the BCM columns are the pin numbers on the Broadcom BCM2837 SoC (the ARM Cortex-A53 microprocessor IC).</text:p>
            </draw:text-box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BCM</text:p>
          </table:table-cell>
          <table:table-cell table:style-name="ce11" office:value-type="string" calcext:value-type="string">
            <text:p>wPi</text:p>
          </table:table-cell>
          <table:table-cell table:style-name="ce5" office:value-type="string" calcext:value-type="string">
            <text:p>SIGNAL</text:p>
          </table:table-cell>
          <table:table-cell table:style-name="ce2" office:value-type="string" calcext:value-type="string">
            <text:p>SCH</text:p>
          </table:table-cell>
          <table:table-cell table:style-name="ce7" office:value-type="string" calcext:value-type="string" table:number-columns-spanned="2" table:number-rows-spanned="1">
            <text:p>PHYSICAL</text:p>
          </table:table-cell>
          <table:covered-table-cell table:style-name="ce9"/>
          <table:table-cell table:style-name="ce2" office:value-type="string" calcext:value-type="string">
            <text:p>SCH</text:p>
          </table:table-cell>
          <table:table-cell table:style-name="ce5" office:value-type="string" calcext:value-type="string">
            <text:p>SIGNAL</text:p>
          </table:table-cell>
          <table:table-cell table:style-name="ce11" office:value-type="string" calcext:value-type="string">
            <text:p>wPi</text:p>
          </table:table-cell>
          <table:table-cell table:style-name="ce13" office:value-type="string" calcext:value-type="string">
            <text:p>BCM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+5V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6" office:value-type="string" calcext:value-type="string">
            <text:p>RED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+5V <text:span text:style-name="T2">(</text:span>SPKR<text:span text:style-name="T2">)</text:span>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6" office:value-type="string" calcext:value-type="string">
            <text:p>YELLOW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GND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string" calcext:value-type="string">
            <text:p>GREE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UART (TX)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UART (RX)</text:p>
          </table:table-cell>
          <table:table-cell table:style-name="ce12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string" calcext:value-type="string">
            <text:p>BTN2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BTN3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4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string" calcext:value-type="string">
            <text:p>7SEG_D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string" calcext:value-type="string">
            <text:p>N/C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7SEG_DP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7SEG_A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6" office:value-type="string" calcext:value-type="string">
            <text:p>MOSI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6" office:value-type="string" calcext:value-type="string">
            <text:p>MISO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7SEG_B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string" calcext:value-type="string">
            <text:p>SCLK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CE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CE1</text:p>
          </table:table-cell>
          <table:table-cell table:style-name="ce12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6" office:value-type="string" calcext:value-type="string">
            <text:p>N/C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N/C</text:p>
          </table:table-cell>
          <table:table-cell table:style-name="ce12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6" office:value-type="string" calcext:value-type="string">
            <text:p>BLUE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6" office:value-type="string" calcext:value-type="string">
            <text:p>SPKR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W1</text:p>
          </table:table-cell>
          <table:table-cell table:style-name="ce12" office:value-type="float" office:value="26" calcext:value-type="float">
            <text:p>26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6" office:value-type="string" calcext:value-type="string">
            <text:p>SW2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6" office:value-type="string" calcext:value-type="string">
            <text:p>BTN4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BTN1</text:p>
          </table:table-cell>
          <table:table-cell table:style-name="ce12" office:value-type="float" office:value="27" calcext:value-type="float">
            <text:p>27</text:p>
          </table:table-cell>
          <table:table-cell table:style-name="ce1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4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string" calcext:value-type="string">
            <text:p>7SEG_C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BTN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7SEG_EN</text:p>
          </table:table-cell>
          <table:table-cell table:style-name="ce12" office:value-type="float" office:value="29" calcext:value-type="float">
            <text:p>29</text:p>
          </table:table-cell>
          <table:table-cell table:style-name="ce14" office:value-type="float" office:value="21" calcext:value-type="float">
            <text:p>21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Raspberry Pi 3B Accessory Board Pin Assignments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4-13T00:51:00.668287985</meta:creation-date>
    <meta:generator>LibreOffice/7.3.7.2$Linux_X86_64 LibreOffice_project/30$Build-2</meta:generator>
    <dc:date>2024-03-15T01:29:04.529815218</dc:date>
    <meta:editing-duration>PT1H25M44S</meta:editing-duration>
    <meta:editing-cycles>24</meta:editing-cycles>
    <meta:print-date>2024-03-15T01:28:53.497297682</meta:print-date>
    <meta:document-statistic meta:table-count="1" meta:cell-count="176" meta:object-count="1"/>
  </office:meta>
</office:document-meta>
</file>